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3">
      <style:paragraph-properties fo:orphans="0" fo:widows="0" style:writing-mode="lr-tb"/>
      <style:text-properties style:use-window-font-color="true" style:font-name="Times New Roman"/>
    </style:style>
    <style:style style:name="P8" style:family="paragraph" style:parent-style-name="Text_20_body" style:list-style-name="L3">
      <style:paragraph-properties fo:orphans="0" fo:widows="0" style:writing-mode="lr-tb"/>
    </style:style>
    <style:style style:name="P9" style:family="paragraph" style:parent-style-name="Heading_20_3">
      <style:paragraph-properties fo:orphans="0" fo:widows="0" style:writing-mode="lr-tb"/>
      <style:text-properties style:use-window-font-color="true" style:font-name="Times New Roman"/>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1.6252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1.6252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1.6252in" svg:y="0in">
        <draw:image xlink:href="Pictures/2000000700000FB5000000C94FDA4EAC.wmf" xlink:type="simple" xlink:show="embed" xlink:actuate="onLoad">
          <text:p/>
        </draw:image>
      </draw:frame>
      <text:h text:style-name="P10"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2749269419183364063" text:style-name="L1">
        <text:list-item>
          <text:p text:style-name="P2">Navigate to sub-documents and open them.</text:p>
        </text:list-item>
        <text:list-item>
          <text:p text:style-name="P2">Edit front matter and back matter.</text:p>
        </text:list-item>
        <text:list-item>
          <text:p text:style-name="P2">Edit header and footer content</text:p>
        </text:list-item>
        <text:list-item>
          <text:p text:style-name="P2">Regenerate the table of contents and index.</text:p>
        </text:list-item>
        <text:list-item>
          <text:p text:style-name="P2">Generate PDF output.</text:p>
        </text:list-item>
        <text:list-item>
          <text:p text:style-name="P2">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text:soft-page-break/>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5998256281412474657" text:style-name="L2">
        <text:list-item>
          <text:p text:style-name="P3"><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3">Modify the template as desired.</text:p>
        </text:list-item>
        <text:list-item>
          <text:p text:style-name="P3">To save changes, choose File &gt; Save or click the save icon, as with an ordinary document.</text:p>
        </text:list-item>
        <text:list-item>
          <text:p text:style-name="P3"><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9" text:outline-level="3"><text:bookmark-start text:name="__RefHeading__40385_1294777227"/>Applying changes in the template<text:bookmark-end text:name="__RefHeading__40385_1294777227"/></text:h>
      <text:list xml:id="list6603929960692967759" text:style-name="L3">
        <text:list-item>
          <text:p text:style-name="P7">Close the master file and all spec document files.</text:p>
        </text:list-item>
        <text:list-item>
          <text:p text:style-name="P7">From OpenOffice Writer, choose File &gt; Templates &gt; Assign template (folder).</text:p>
        </text:list-item>
        <text:list-item>
          <text:p text:style-name="P7">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8"><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7">Click OK.</text:p>
        </text:list-item>
      </text:list>
      <text:h text:style-name="Heading_20_3" text:outline-level="3">Creating a new chapter or appendix document</text:h>
      <text:list xml:id="list7345492347372102151" text:style-name="L4">
        <text:list-item>
          <text:p text:style-name="P4">Choose File &gt; New &gt; Templates and Documents.</text:p>
        </text:list-item>
        <text:list-item>
          <text:p text:style-name="P4">In the box on the left, click the Templates icon if it is not already selected.</text:p>
        </text:list-item>
        <text:list-item>
          <text:p text:style-name="P4">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40148143853634945" text:style-name="L5">
        <text:list-item>
          <text:p text:style-name="P5">Open the master document and select the chapter below the location where you want to add the new chapter.</text:p>
        </text:list-item>
        <text:list-item>
          <text:p text:style-name="P5">Right-click and select Insert &gt; File.</text:p>
        </text:list-item>
        <text:list-item>
          <text:p text:style-name="P5"><text:soft-page-break/>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Publication as PDF</text:h>
      <text:list xml:id="list274453997122323822" text:style-name="L6">
        <text:list-item>
          <text:p text:style-name="P6">Open JDO_master.odm.</text:p>
        </text:list-item>
        <text:list-item>
          <text:p text:style-name="P6">Choose File &gt; Export as PDF</text:p>
        </text:list-item>
        <text:list-item>
          <text:p text:style-name="P6">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5</meta:editing-cycles>
    <meta:creation-date>2012-06-30T08:35:19.54</meta:creation-date>
    <meta:editing-duration>PT3H17M43S</meta:editing-duration>
    <meta:generator>OpenOffice.org/3.4$Win32 OpenOffice.org_project/340m1$Build-9590</meta:generator>
    <dc:title>JDO_spec.ott</dc:title>
    <dc:date>2012-07-09T20:32:06.46</dc:date>
    <meta:document-statistic meta:table-count="0" meta:image-count="0" meta:object-count="0" meta:page-count="3" meta:paragraph-count="52" meta:word-count="1061" meta:character-count="67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